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5F40000049C0A01E60E4B5087C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2" style:family="text">
      <style:text-properties style:text-position="-33% 58%" style:font-name="Liberation Sans" fo:font-size="14pt" style:font-name-asian="Liberation Sans1" style:font-size-asian="14pt" style:font-name-complex="Liberation Sans1" style:font-size-complex="14pt"/>
    </style:style>
    <style:style style:name="T3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4" style:family="text">
      <style:text-properties style:text-position="-33% 58%"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778cm" svg:height="1.114cm" svg:x="13.1cm" svg:y="12.358cm">
          <draw:text-box>
            <text:p><text:span text:style-name="T1">θ</text:span><text:span text:style-name="T2">1 </text:span><text:span text:style-name="T3">[°]</text:span></text:p>
          </draw:text-box>
        </draw:frame>
        <draw:frame draw:style-name="gr1" draw:text-style-name="P1" draw:layer="layout" svg:width="1.778cm" svg:height="1.114cm" draw:transform="rotate (1.5707963267949) translate (5.764cm 7.875cm)">
          <draw:text-box>
            <text:p><text:span text:style-name="T1">θ</text:span><text:span text:style-name="T4">2</text:span><text:span text:style-name="T2"> </text:span><text:span text:style-name="T3">[°]</text:span></text:p>
          </draw:text-box>
        </draw:frame>
        <draw:frame draw:style-name="gr2" draw:text-style-name="P2" draw:layer="layout" svg:width="14.27cm" svg:height="11.049cm" svg:x="6.558cm" svg:y="1.489cm">
          <draw:image xlink:href="Pictures/10000201000005F40000049C0A01E60E4B5087C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3-31T12:35:01.534676240</meta:creation-date>
    <dc:date>2025-03-31T12:36:55.239350017</dc:date>
    <meta:editing-duration>PT1M54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